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1" svg:font-family="'Times New Roman'" style:font-family-generic="roman"/>
    <style:font-face style:name="Arial Unicode MS1" svg:font-family="'Arial Unicode MS'" style:font-family-generic="swiss"/>
    <style:font-face style:name="DejaVu Serif Condensed" svg:font-family="'DejaVu Serif Condensed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rame_20_contents">
      <style:paragraph-properties fo:margin-top="0in" fo:margin-bottom="0in" fo:text-align="start" style:justify-single-word="false"/>
      <style:text-properties style:font-name="DejaVu Serif Condensed" fo:font-size="10pt" style:font-size-asian="10pt" style:font-size-complex="10pt"/>
    </style:style>
    <style:style style:name="P2" style:family="paragraph" style:parent-style-name="Frame_20_contents">
      <style:paragraph-properties fo:margin-top="0in" fo:margin-bottom="0in" fo:text-align="center" style:justify-single-word="false" style:shadow="none"/>
      <style:text-properties style:font-name="DejaVu Serif Condensed" fo:font-size="10pt" style:font-size-asian="10pt" style:font-size-complex="10pt"/>
    </style:style>
    <style:style style:name="P3" style:family="paragraph" style:parent-style-name="Frame_20_contents">
      <style:paragraph-properties fo:margin-top="0in" fo:margin-bottom="0in" fo:text-align="start" style:justify-single-word="false" style:shadow="none"/>
      <style:text-properties style:font-name="DejaVu Serif Condensed" fo:font-size="10pt" style:font-size-asian="10pt" style:font-size-complex="10pt"/>
    </style:style>
    <style:style style:name="P4" style:family="paragraph" style:parent-style-name="Frame_20_contents" style:master-page-name="">
      <style:paragraph-properties fo:margin-top="0in" fo:margin-bottom="0in" fo:text-align="center" style:justify-single-word="false" style:page-number="auto" style:shadow="none"/>
      <style:text-properties style:font-name="DejaVu Serif Condensed" fo:font-size="10pt" style:font-size-asian="10pt" style:font-size-complex="10pt"/>
    </style:style>
    <style:style style:name="P5" style:family="paragraph" style:parent-style-name="Frame_20_contents">
      <style:paragraph-properties fo:margin-top="0in" fo:margin-bottom="0.0201in" fo:text-align="start" style:justify-single-word="false" style:shadow="none"/>
      <style:text-properties style:font-name="DejaVu Serif Condensed" fo:font-size="10pt" style:font-size-asian="10pt" style:font-size-complex="10pt"/>
    </style:style>
    <style:style style:name="P6" style:family="paragraph" style:parent-style-name="Preformatted_20_Text">
      <style:paragraph-properties fo:margin-left="0.9846in" fo:margin-right="0in" fo:text-indent="0in" style:auto-text-indent="false"/>
    </style:style>
    <style:style style:name="T1" style:family="text">
      <style:text-properties fo:font-size="8pt" fo:font-weight="bold" style:font-size-asian="8pt" style:font-weight-asian="bold" style:font-size-complex="8pt" style:font-weight-complex="bold"/>
    </style:style>
    <style:style style:name="fr1" style:family="graphic" style:parent-style-name="Frame">
      <style:graphic-properties style:vertical-pos="top" style:vertical-rel="paragraph-content" style:horizontal-pos="center" style:horizontal-rel="paragraph" fo:background-color="transparent" style:background-transparency="100%" fo:padding="0.0598in" fo:border="0.0008in solid #000000" style:shadow="none">
        <style:background-image/>
        <style:columns fo:column-count="1" fo:column-gap="0in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8CM Front Panel Quick Reference</text:p>
      <text:p text:style-name="Standard"/>
      <text:p text:style-name="Standard"><draw:frame draw:style-name="fr1" draw:name="J8CMFrontPanel" text:anchor-type="paragraph" svg:width="4.7744in" draw:z-index="0"><draw:text-box fo:min-height="4.0244in"><text:p text:style-name="P4">J8CM Front Panel</text:p><text:p text:style-name="P2"/><text:p text:style-name="P3"><text:s/>PC<text:tab/><text:tab/><text:tab/>IR<text:tab/><text:tab/><text:tab/>SP</text:p><text:p text:style-name="P3"><text:s/>-----------------------<text:tab/>-----------------------<text:tab/><text:tab/>----------------------</text:p><text:p text:style-name="P3"><text:s text:c="2"/>0 0 0 0 0 0 0 0<text:tab/> 0 0 0 0 0 0 0 0<text:tab/> <text:tab/>0 0 0 0 0 0 0 0</text:p><text:p text:style-name="P3"><text:s/>-----------------------<text:tab/>----------------------- <text:tab/>----------------------</text:p><text:p text:style-name="P3"/><text:p text:style-name="P5"><text:s text:c="2"/>MAR<text:tab/><text:tab/><text:tab/>PSW</text:p><text:p text:style-name="P3"><text:s text:c="2"/>-----------------------<text:tab/>-----------------------</text:p><text:p text:style-name="P3"><text:s text:c="3"/>0 0 0 0 0 0 0 0<text:tab/> 0 0 0 0 0 0 0 0</text:p><text:p text:style-name="P3"><text:s text:c="2"/>-----------------------<text:tab/>-----------------------</text:p><text:p text:style-name="P3"/><text:p text:style-name="P3"><text:s text:c="2"/>Accumulator</text:p><text:p text:style-name="P3"><text:s text:c="2"/>-----------------------</text:p><text:p text:style-name="P3"><text:s text:c="3"/>0 0 0 0 0 0 0 0</text:p><text:p text:style-name="P3"><text:s text:c="2"/>-----------------------</text:p><text:p text:style-name="P3"/><text:p text:style-name="P3"><text:s text:c="2"/>X Register<text:tab/><text:tab/>Y Register<text:tab/><text:tab/><text:tab/>cycle</text:p><text:p text:style-name="P3"><text:s text:c="2"/>-----------------------<text:tab/>-----------------------<text:tab/><text:tab/><text:tab/>---------</text:p><text:p text:style-name="P3"><text:s text:c="3"/>0 0 0 0 0 0 0 0<text:tab/> 0 0 0 0 0 0 0 0<text:tab/><text:tab/> <text:tab/> fetch</text:p><text:p text:style-name="P3"><text:s text:c="2"/>-----------------------<text:tab/>-----------------------<text:tab/><text:tab/> <text:tab/> execute</text:p><text:p text:style-name="P3"><text:s text:c="4"/>p -set PC, <text:s/>f -fetch, <text:s/>e -execute, <text:s/>s -step, <text:s/>r -run, <text:s/>c -clear</text:p><text:p text:style-name="P3"><text:s text:c="9"/>x -exit front panel</text:p><text:p text:style-name="P1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C – Program Counter: Contains the memory address of the next instruction or argument (fetched)</text:p>
      <text:p text:style-name="Standard"/>
      <text:p text:style-name="Standard">IR – Instruction Register</text:p>
      <text:p text:style-name="Standard"/>
      <text:p text:style-name="Standard">SP – Stack Pointer</text:p>
      <text:p text:style-name="Standard"/>
      <text:p text:style-name="Standard">MAR – Memory Address Register: <text:s/>Contains the next memory address to be read from</text:p>
      <text:p text:style-name="Standard"/>
      <text:p text:style-name="Standard">PSW – Processor Status Word: The PSW consists of four flags:</text:p>
      <text:p text:style-name="P6">c_flag - Cycle flag. PSW[8]. Set to zero after a fetch cycle is completed. <text:s/>Set to one after an execute cycle is completed. Initially the cycle flag is undefined and is not displayed on the front panel.</text:p>
      <text:p text:style-name="P6">v_flag - Overflow flag. PSW[7]. Not used. </text:p>
      <text:p text:style-name="P6"><text:tab/><text:span text:style-name="T1">FLG.v_flag = ((FLG.n_flag || FLG.c_flag) &amp;&amp; !(FLG.n_flag &amp;&amp; FLG.c_flag));</text:span></text:p>
      <text:p text:style-name="P6">n_flag - Negative flag. PSW[6]. The n-flag is set to one when bit 8 of the accumulator is set to one.</text:p>
      <text:p text:style-name="P6">z_flag - Zero flag. PSW[5]The z_flag is set to one when the contents of the accumulator equals zero.</text:p>
      <text:p text:style-name="Standard"/>
      <text:p text:style-name="Standard">Accumulator</text:p>
      <text:p text:style-name="Standard"/>
      <text:p text:style-name="Standard">X Register: General purpose register</text:p>
      <text:p text:style-name="Standard"/>
      <text:p text:style-name="Standard">Y Register: General purpose regis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1" svg:font-family="'Times New Roman'" style:font-family-generic="roman"/>
    <style:font-face style:name="Arial Unicode MS1" svg:font-family="'Arial Unicode MS'" style:font-family-generic="swiss"/>
    <style:font-face style:name="DejaVu Serif Condensed" svg:font-family="'DejaVu Serif Condensed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y Babel</meta:initial-creator>
    <meta:creation-date>2021-07-19T22:00:11.74</meta:creation-date>
    <dc:date>2021-07-20T23:28:24.36</dc:date>
    <dc:creator>Jay Babel</dc:creator>
    <meta:editing-duration>PT2H43M38S</meta:editing-duration>
    <meta:editing-cycles>5</meta:editing-cycles>
    <meta:generator>OpenOffice/4.1.3$Win32 OpenOffice.org_project/413m1$Build-9783</meta:generator>
    <meta:document-statistic meta:table-count="0" meta:image-count="0" meta:object-count="0" meta:page-count="1" meta:paragraph-count="33" meta:word-count="270" meta:character-count="1656"/>
  </office:meta>
</office:document-meta>
</file>